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thJax_SansSerif" svg:font-family="MathJax_SansSerif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009999" draw:textarea-horizontal-align="justify" draw:textarea-vertical-align="middle" draw:auto-grow-height="false" fo:min-height="1.55cm" fo:min-width="5.1cm"/>
      <style:paragraph-properties style:writing-mode="lr-tb"/>
    </style:style>
    <style:style style:name="gr2" style:family="graphic" style:parent-style-name="objectwithoutfill">
      <style:graphic-properties svg:stroke-color="#ff3333" draw:marker-end="Arrow" draw:marker-end-width="0.3cm" draw:fill="solid" draw:textarea-vertical-align="middl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.55cm" fo:min-width="5.1cm"/>
      <style:paragraph-properties style:writing-mode="lr-tb"/>
    </style:style>
    <style:style style:name="gr4" style:family="graphic" style:parent-style-name="standard">
      <style:graphic-properties svg:stroke-color="#ffffff" draw:fill-color="#006666" draw:textarea-horizontal-align="justify" draw:textarea-vertical-align="middle" draw:auto-grow-height="false" fo:min-height="0.8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ffffff" draw:fill-color="#009999" draw:textarea-horizontal-align="justify" draw:textarea-vertical-align="middle" draw:auto-grow-height="false" fo:min-height="1.55cm" fo:min-width="2.9cm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2.9cm"/>
      <style:paragraph-properties style:writing-mode="lr-tb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1.6cm"/>
      <style:paragraph-properties style:writing-mode="lr-tb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1.25cm" fo:min-width="2.9cm"/>
      <style:paragraph-properties style:writing-mode="lr-tb"/>
    </style:style>
    <style:style style:name="gr10" style:family="graphic" style:parent-style-name="objectwithoutfill">
      <style:graphic-properties svg:stroke-color="#111111" draw:marker-end="Arrow" draw:marker-end-width="0.3cm" draw:fill="solid" draw:textarea-vertical-align="middle"/>
    </style:style>
    <style:style style:name="gr11" style:family="graphic" style:parent-style-name="objectwithoutfill">
      <style:graphic-properties svg:stroke-color="#007826" draw:marker-end="Arrow" draw:marker-end-width="0.3cm" draw:fill="solid" draw:textarea-vertical-align="middl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color="#ffffff" style:font-name="MathJax_SansSerif" fo:language="zxx" fo:country="none" style:language-asian="zxx" style:country-asian="none" style:language-complex="zxx" style:country-complex="none"/>
    </style:style>
    <style:style style:name="P2" style:family="paragraph">
      <loext:graphic-properties draw:fill-color="#009999"/>
      <style:paragraph-properties fo:text-align="center" style:writing-mode="lr-tb"/>
      <style:text-properties fo:color="#ffffff" style:font-name="MathJax_SansSerif" fo:language="zxx" fo:country="none" style:language-asian="zxx" style:country-asian="none" style:language-complex="zxx" style:country-complex="none"/>
    </style:style>
    <style:style style:name="P3" style:family="paragraph">
      <style:paragraph-properties fo:text-align="center" style:writing-mode="lr-tb"/>
      <style:text-properties fo:color="#ffffff" fo:language="zxx" fo:country="none" style:language-asian="zxx" style:country-asian="none" style:language-complex="zxx" style:country-complex="none"/>
    </style:style>
    <style:style style:name="P4" style:family="paragraph">
      <loext:graphic-properties draw:fill-color="#009999"/>
      <style:paragraph-properties fo:text-align="center" style:writing-mode="lr-tb"/>
      <style:text-properties fo:color="#ffffff" fo:language="zxx" fo:country="none" style:language-asian="zxx" style:country-asian="none" style:language-complex="zxx" style:country-complex="none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 style:writing-mode="lr-tb"/>
      <style:text-properties fo:color="#c9211e" style:font-name="MathJax_SansSerif" fo:language="zxx" fo:country="none" style:language-asian="zxx" style:country-asian="none" style:language-complex="zxx" style:country-complex="none"/>
    </style:style>
    <style:style style:name="P7" style:family="paragraph">
      <loext:graphic-properties draw:fill-color="#ffffff"/>
      <style:paragraph-properties fo:text-align="center" style:writing-mode="lr-tb"/>
      <style:text-properties fo:color="#c9211e" style:font-name="MathJax_SansSerif" fo:language="zxx" fo:country="none" style:language-asian="zxx" style:country-asian="none" style:language-complex="zxx" style:country-complex="none"/>
    </style:style>
    <style:style style:name="P8" style:family="paragraph">
      <loext:graphic-properties draw:fill-color="#006666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10" style:family="paragraph">
      <style:paragraph-properties fo:text-align="center" style:writing-mode="lr-tb"/>
      <style:text-properties fo:color="#c9211e"/>
    </style:style>
    <style:style style:name="P11" style:family="paragraph">
      <loext:graphic-properties draw:fill-color="#ffffff"/>
      <style:paragraph-properties fo:text-align="center" style:writing-mode="lr-tb"/>
      <style:text-properties fo:color="#c9211e"/>
    </style:style>
    <style:style style:name="P12" style:family="paragraph">
      <style:paragraph-properties fo:text-align="center" style:writing-mode="lr-tb"/>
      <style:text-properties fo:color="#000000"/>
    </style:style>
    <style:style style:name="P13" style:family="paragraph">
      <loext:graphic-properties draw:fill-color="#ffffff"/>
      <style:paragraph-properties fo:text-align="center" style:writing-mode="lr-tb"/>
      <style:text-properties fo:color="#000000"/>
    </style:style>
    <style:style style:name="P14" style:family="paragraph">
      <loext:graphic-properties draw:fill-color="#ffffff"/>
      <style:paragraph-properties style:writing-mode="lr-tb"/>
    </style:style>
    <style:style style:name="T1" style:family="text">
      <style:text-properties fo:color="#ffffff" style:font-name="MathJax_SansSerif" fo:language="zxx" fo:country="none" style:language-asian="zxx" style:country-asian="none" style:language-complex="zxx" style:country-complex="none"/>
    </style:style>
    <style:style style:name="T2" style:family="text">
      <style:text-properties fo:color="#c9211e" style:font-name="MathJax_SansSerif" fo:language="zxx" fo:country="none" style:language-asian="zxx" style:country-asian="none" style:language-complex="zxx" style:country-complex="none"/>
    </style:style>
    <style:style style:name="T3" style:family="text">
      <style:text-properties fo:color="#c9211e" style:font-name="MathJax_SansSerif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4" style:family="text">
      <style:text-properties fo:color="#000000" style:font-name="MathJax_SansSerif" fo:font-size="16pt" fo:language="zxx" fo:country="none" style:font-size-asian="16pt" style:language-asian="zxx" style:country-asian="none" style:font-size-complex="16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5.6cm" svg:height="1.8cm" svg:x="3cm" svg:y="5.6cm">
          <text:p text:style-name="P1"><text:span text:style-name="T1">Constructo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" draw:id="id2" draw:layer="layout" svg:width="5.6cm" svg:height="1.8cm" svg:x="11.1cm" svg:y="5.6cm">
          <text:p text:style-name="P3"><text:span text:style-name="T1">Operacionalizació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6cm" svg:height="1.8cm" svg:x="19.2cm" svg:y="5.6cm">
          <text:p text:style-name="P1"><text:span text:style-name="T1">Respuesta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type="line" svg:x1="8.6cm" svg:y1="6.5cm" svg:x2="11.1cm" svg:y2="6.5cm" draw:start-shape="id1" draw:start-glue-point="1" draw:end-shape="id2" draw:end-glue-point="3" svg:d="M8600 6500h2500" svg:viewBox="0 0 2501 1">
          <text:p/>
        </draw:connector>
        <draw:connector draw:style-name="gr2" draw:text-style-name="P5" draw:layer="layout" draw:type="line" svg:x1="16.7cm" svg:y1="6.5cm" svg:x2="19.2cm" svg:y2="6.5cm" svg:d="M16700 6500h2500" svg:viewBox="0 0 2501 1">
          <text:p/>
        </draw:connector>
        <draw:custom-shape draw:style-name="gr3" draw:text-style-name="P7" draw:layer="layout" svg:width="5.6cm" svg:height="1.8cm" svg:x="7cm" svg:y="8.2cm">
          <text:p text:style-name="P6"><text:span text:style-name="T2">Validez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6cm" svg:height="1.8cm" svg:x="15.1cm" svg:y="8.2cm">
          <text:p text:style-name="P6"><text:span text:style-name="T2">Medición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.2cm" svg:x="9.3cm" svg:y="7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8" draw:layer="layout" svg:width="1cm" svg:height="1.2cm" svg:x="17.401cm" svg:y="7.2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6" draw:text-style-name="P2" xml:id="id4" draw:id="id4" draw:layer="layout" svg:width="3.4cm" svg:height="1.8cm" svg:x="6.1cm" svg:y="6.6cm">
          <text:p text:style-name="P1"><text:span text:style-name="T1">Temas/</text:span></text:p>
          <text:p text:style-name="P1"><text:span text:style-name="T1">conceptos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5" draw:id="id5" draw:layer="layout" svg:width="3.4cm" svg:height="0.6cm" svg:x="1.8cm" svg:y="7.2cm">
          <text:p text:style-name="P10"><text:span text:style-name="T3">Hipótesis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3" draw:id="id3" draw:layer="layout" svg:width="3.4cm" svg:height="0.6cm" svg:x="6.1cm" svg:y="5.1cm">
          <text:p text:style-name="P10"><text:span text:style-name="T3">Contingencia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6" draw:id="id6" draw:layer="layout" svg:width="3.4cm" svg:height="0.6cm" svg:x="6.1cm" svg:y="9.3cm">
          <text:p text:style-name="P10"><text:span text:style-name="T3"/></text:p>
          <text:p text:style-name="P10"><text:span text:style-name="T3"/></text:p>
          <text:p text:style-name="P10"><text:span text:style-name="T3">Población </text:span></text:p>
          <text:p text:style-name="P10"><text:span text:style-name="T3">objetivo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2.1cm" svg:height="0.6cm" svg:x="9.7cm" svg:y="7cm">
          <text:p text:style-name="P12"><text:span text:style-name="T4">listado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7" draw:id="id7" draw:layer="layout" svg:width="3.4cm" svg:height="1.8cm" svg:x="12.1cm" svg:y="6.6cm">
          <text:p text:style-name="P1"><text:span text:style-name="T1">Búsqueda </text:span></text:p>
          <text:p text:style-name="P1"><text:span text:style-name="T1">información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3.4cm" svg:height="0.6cm" svg:x="11.9cm" svg:y="4.9cm">
          <text:p text:style-name="P10"><text:span text:style-name="T3">Otras</text:span></text:p>
          <text:p text:style-name="P10"><text:span text:style-name="T3">encuestas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3.4cm" svg:height="1.5cm" svg:x="12.1cm" svg:y="9.3cm">
          <text:p text:style-name="P10"><text:span text:style-name="T3">Estudios / </text:span></text:p>
          <text:p text:style-name="P10"><text:span text:style-name="T3">artículo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cm" svg:height="1.8cm" svg:x="18.3cm" svg:y="6.6cm">
          <text:p text:style-name="P1"><text:span text:style-name="T1">Diseño /</text:span></text:p>
          <text:p text:style-name="P1"><text:span text:style-name="T1">adaptación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2.1cm" svg:height="0.6cm" svg:x="15.8cm" svg:y="6.9cm">
          <text:p text:style-name="P12"><text:span text:style-name="T4">propuesta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7.8cm" svg:y1="5.7cm" svg:x2="7.8cm" svg:y2="6.6cm" draw:start-shape="id3" draw:start-glue-point="2" draw:end-shape="id4" draw:end-glue-point="0" svg:d="M7800 5700v900" svg:viewBox="0 0 1 901">
          <text:p/>
        </draw:connector>
        <draw:connector draw:style-name="gr10" draw:text-style-name="P5" draw:layer="layout" draw:type="line" svg:x1="5.2cm" svg:y1="7.5cm" svg:x2="6.1cm" svg:y2="7.5cm" draw:start-shape="id5" draw:start-glue-point="1" draw:end-shape="id4" draw:end-glue-point="3" svg:d="M5200 7500h900" svg:viewBox="0 0 901 1">
          <text:p/>
        </draw:connector>
        <draw:connector draw:style-name="gr10" draw:text-style-name="P5" draw:layer="layout" draw:type="line" svg:x1="7.8cm" svg:y1="9.3cm" svg:x2="7.8cm" svg:y2="8.4cm" draw:start-shape="id6" draw:start-glue-point="0" draw:end-shape="id4" draw:end-glue-point="2" svg:d="M7800 9300v-900" svg:viewBox="0 0 1 901">
          <text:p/>
        </draw:connector>
        <draw:connector draw:style-name="gr10" draw:text-style-name="P5" draw:layer="layout" draw:type="line" svg:x1="13.8cm" svg:y1="9.301cm" svg:x2="13.8cm" svg:y2="8.401cm" svg:d="M13800 9301v-900" svg:viewBox="0 0 1 901">
          <text:p/>
        </draw:connector>
        <draw:connector draw:style-name="gr10" draw:text-style-name="P5" draw:layer="layout" draw:type="line" svg:x1="13.8cm" svg:y1="5.7cm" svg:x2="13.8cm" svg:y2="6.6cm" svg:d="M13800 5700v900" svg:viewBox="0 0 1 901">
          <text:p/>
        </draw:connector>
        <draw:connector draw:style-name="gr11" draw:text-style-name="P5" draw:layer="layout" draw:type="line" svg:x1="9.5cm" svg:y1="7.5cm" svg:x2="12.1cm" svg:y2="7.5cm" draw:end-shape="id7" draw:end-glue-point="3" svg:d="M9500 7500h2600" svg:viewBox="0 0 2601 1">
          <text:p/>
        </draw:connector>
        <draw:connector draw:style-name="gr11" draw:text-style-name="P5" draw:layer="layout" draw:type="line" svg:x1="15.5cm" svg:y1="7.5cm" svg:x2="18.1cm" svg:y2="7.5cm" svg:d="M15500 7500h2600" svg:viewBox="0 0 2601 1">
          <text:p/>
        </draw:connector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thJax_SansSerif" svg:font-family="MathJax_SansSerif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31T11:30:28.076356183</meta:creation-date>
    <dc:date>2022-09-07T11:02:44.877924987</dc:date>
    <meta:editing-duration>PT11M37S</meta:editing-duration>
    <meta:editing-cycles>2</meta:editing-cycles>
    <meta:generator>LibreOffice/6.4.7.2$Linux_X86_64 LibreOffice_project/40$Build-2</meta:generator>
    <meta:document-statistic meta:object-count="51"/>
  </office:meta>
</office:document-meta>
</file>